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9" style:family="table-row">
      <style:table-row-properties style:min-row-height="4.89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2f3c" officeooo:paragraph-rsid="00372f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2f3c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9e9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98b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6e3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c41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372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30798b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fbb63"/>
    </style:style>
    <style:style style:name="T5" style:family="text">
      <style:text-properties fo:font-style="italic" fo:font-weight="bold" officeooo:rsid="002fbb63" style:font-style-asian="italic" style:font-weight-asian="bold" style:font-style-complex="italic" style:font-weight-complex="bold"/>
    </style:style>
    <style:style style:name="T6" style:family="text">
      <style:text-properties fo:font-weight="bold" officeooo:rsid="002fbb6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>Pregunta 1</text:p>
            <text:p text:style-name="P2"/>
            <text:p text:style-name="P3">A, E </text:p>
            <text:p text:style-name="P3"/>
            <text:p text:style-name="P3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3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  <table:table-cell table:style-name="t1.B1" office:value-type="string">
            <text:p text:style-name="P1">Pregunta 2</text:p>
            <text:p text:style-name="P2"/>
            <text:p text:style-name="P3">B, C</text:p>
            <text:p text:style-name="P3"/>
            <text:p text:style-name="P3">La palabra clave <text:span text:style-name="T1">void</text:span> es un tipo de retorno. Solo el modificador de acceso o los especificadores opcionales están permitidos antes del tipo de retorno. La opción C es correcta, creando un método con acceso privado. La opción B también es correcta, creando un método con acceso de paquete y el especificador opcional <text:span text:style-name="T1">final</text:span>. Dado que el acceso de paquete no usa un modificador, podemos saltar directamente a final.</text:p>
            <text:p text:style-name="P3">La opción A es incorrecta porque el acceso de paquete omite el modificador de acceso en lugar de especificar <text:span text:style-name="T1">default</text:span>. La opción D es incorrecta porque Java distingue entre mayúsculas y minúsculas. Hubiera sido correcto si <text:span text:style-name="T1">public</text:span> hubiera sido la elección. La opción E es incorrecta porque el método ya tiene un tipo de retorno <text:span text:style-name="T1">void</text:span>. La opción F es incorrecta porque no se permiten etiquetas para los métodos.</text:p>
          </table:table-cell>
        </table:table-row>
        <table:table-row table:style-name="t1.1">
          <table:table-cell table:style-name="t1.A2" office:value-type="string">
            <text:p text:style-name="P1">Pregunta 3</text:p>
            <text:p text:style-name="P2"/>
            <text:p text:style-name="P4">A, D</text:p>
            <text:p text:style-name="P4"/>
            <text:p text:style-name="P4">Las opciones A y D son correctas porque los especificadores opcionales están permitidos en cualquier orden. Las opciones B y C son incorrectas porque cada una tiene dos tipos de retorno. Las opciones E y F son incorrectas porque el tipo de retorno está antes del especificador opcional y el modificador de acceso, respectivamente.</text:p>
            <text:p text:style-name="P4"/>
          </table:table-cell>
          <table:table-cell table:style-name="t1.B2" office:value-type="string">
            <text:p text:style-name="P1">Pregunta 4</text:p>
            <text:p text:style-name="P2"/>
            <text:p text:style-name="P5">A, B, C, E</text:p>
            <text:p text:style-name="P5"/>
            <text:p text:style-name="P5">El valor 6 puede ser promovido implícitamente a cualquiera de los tipos primitivos, haciendo que las opciones A, C y E sean correctas. También puede ser autoboxeado a <text:span text:style-name="T1">Integer</text:span>, haciendo que la opción B sea correcta. No puede ser promovido y autoboxeado a la vez, haciendo que las opciones D y F sean incorrectas.</text:p>
            <text:p text:style-name="P5"/>
            <text:p text:style-name="P5"/>
          </table:table-cell>
        </table:table-row>
        <table:table-row table:style-name="t1.1">
          <table:table-cell table:style-name="t1.A2" office:value-type="string">
            <text:p text:style-name="P1">Pregunta 5</text:p>
            <text:p text:style-name="P2"/>
            <text:p text:style-name="P6">A, C, D</text:p>
            <text:p text:style-name="P6"/>
            <text:p text:style-name="P6">Las opciones A y C son correctas porque un método <text:span text:style-name="T1">void</text:span> opcionalmente puede tener una sentencia return siempre que no intente devolver un valor. La opción B no compila porque <text:span text:style-name="T1">null</text:span> requiere un objeto de referencia como tipo de retorno. Dado que <text:span text:style-name="T1">int</text:span> es primitivo, no es un objeto de referencia. La opción D es correcta porque devuelve un valor <text:span text:style-name="T1">int</text:span>. La opción E no compila porque intenta devolver un <text:span text:style-name="T1">double</text:span> cuando el tipo de retorno es <text:span text:style-name="T1">int</text:span>. Dado que un <text:span text:style-name="T1">double</text:span> no se puede asignar a un <text:span text:style-name="T1">int</text:span>, tampoco se puede devolver como tal. La opción F no compila porque en realidad no se devuelve ningún valor.</text:p>
          </table:table-cell>
          <table:table-cell table:style-name="t1.B2" office:value-type="string">
            <text:p text:style-name="P1">Pregunta 6</text:p>
            <text:p text:style-name="P2"/>
            <text:p text:style-name="P7">A, B, F</text:p>
            <text:p text:style-name="P7"/>
            <text:p text:style-name="P7">Las opciones A y B son correctas porque el único parámetro varargs es el último parámetro declarado. La opción F es correcta porque no usa ningún parámetro varargs. La opción C es incorrecta porque el parámetro varargs no es el último. La opción D es incorrecta porque no se permiten dos parámetros varargs en el mismo método. La opción E es incorrecta porque los ... para un varargs debe estar después del tipo, no antes.</text:p>
            <text:p text:style-name="P8"/>
          </table:table-cell>
        </table:table-row>
        <text:soft-page-break/>
        <table:table-row table:style-name="t1.1">
          <table:table-cell table:style-name="t1.A2" office:value-type="string">
            <text:p text:style-name="P1">Pregunta 7</text:p>
            <text:p text:style-name="P2"/>
            <text:p text:style-name="P9">D, F</text:p>
            <text:p text:style-name="P9"/>
            <text:p text:style-name="P9">La opción D pasa el parámetro inicial más dos más para convertirlo en una matriz varargs de tamaño 2. La opción F pasa el parámetro inicial más una matriz de tamaño 2. La opción A no compila porque no pasa el parámetro inicial. La opción E no compila porque no declara una matriz correctamente. Debería ser <text:span text:style-name="T1">new boolean[] {true, true}</text:span>. La opción B crea una matriz varargs de tamaño 0, y la opción C crea una matriz varargs de tamaño 1.</text:p>
          </table:table-cell>
          <table:table-cell table:style-name="t1.B2" office:value-type="string">
            <text:p text:style-name="P1">Pregunta 8</text:p>
            <text:p text:style-name="P2"/>
            <text:p text:style-name="P9">D</text:p>
            <text:p text:style-name="P9"/>
            <text:p text:style-name="P9">La opción D es correcta. Una práctica común es establecer todos los campos como privados y todos los métodos como públicos. La opción A es incorrecta porque el acceso protegido permite todo lo que permite el acceso al paquete y, además, permite el acceso a las subclases. La opción B es incorrecta porque la clase es pública. Esto significa que otras clases pueden ver la clase. Sin embargo, no pueden llamar a ninguno de los métodos ni leer ninguno de los campos. Esencialmente es una clase inútil. La opción C es incorrecta porque el acceso al paquete se aplica a todo el paquete. La opción E es incorrecta porque Java no tiene esa capacidad de acceso comodín.</text:p>
          </table:table-cell>
        </table:table-row>
        <table:table-row table:style-name="t1.1">
          <table:table-cell table:style-name="t1.A2" office:value-type="string">
            <text:p text:style-name="P1">Pregunta 9</text:p>
            <text:p text:style-name="P2"/>
            <text:p text:style-name="P10">B, C, D, F</text:p>
            <text:p text:style-name="P10"/>
            <text:p text:style-name="P10">Las dos clases están en paquetes diferentes, lo que significa que el acceso privado y el acceso de paquete no compilarán. Esto causa errores de compilador en las líneas 5, 6 y 7, haciendo que las opciones B, C y D sean respuestas correctas. Además, el acceso protegido no compilará ya que <text:span text:style-name="T1">School</text:span> no hereda de <text:span text:style-name="T1">Classroom</text:span>. Esto causa el error de compilador en la línea 9, lo que hace que la opción F también sea una respuesta correcta.</text:p>
          </table:table-cell>
          <table:table-cell table:style-name="t1.B2" office:value-type="string">
            <text:p text:style-name="P1">Pregunta 10</text:p>
            <text:p text:style-name="P2"/>
            <text:p text:style-name="P11">B</text:p>
            <text:p text:style-name="P12"/>
            <text:p text:style-name="P12">Rope ejecuta la línea 3, estableciendo LENGTH a 5, e inmediatamente después de eso ejecuta el inicializador estático, que lo establece a 10. La línea 5 en la clase Chimp llama al método estático normalmente e imprime swing y un espacio. La línea 6 también llama al método estático. Java permite llamar a un método estático a través de una variable de instancia, aunque no se recomienda. La línea 7 usa la importación estática en la línea 2 para hacer referencia a LENGTH. Por estas razones, la opción B es correcta.</text:p>
          </table:table-cell>
        </table:table-row>
        <table:table-row table:style-name="t1.1">
          <table:table-cell table:style-name="t1.A2" office:value-type="string">
            <text:p text:style-name="P1">Pregunta 11</text:p>
            <text:p text:style-name="P2"/>
            <text:p text:style-name="P12">B, <text:span text:style-name="T2">E</text:span></text:p>
            <text:p text:style-name="P12"/>
            <text:p text:style-name="P12">La línea 10 no compila porque no se permite que los métodos estáticos llamen a métodos de instancia. Aunque estemos llamando a <text:span text:style-name="T1">play()</text:span> como si fuera un método de instancia y exista una instancia, Java sabe que <text:span text:style-name="T1">play()</text:span> es realmente un método estático y lo trata como tal. Dado que esta es la única línea que no compila, la opción B es correcta. Si se elimina la línea 10, el código imprime swing-swing, lo que hace que la opción E sea correcta. No lanza una NullPointerException en la línea 17 porque play() es un método estático. Java mira el tipo de referencia para <text:span text:style-name="T1">rope2</text:span> y traduce la llamada a <text:span text:style-name="T1">Rope.play()</text:span></text:p>
            <text:p text:style-name="P13"/>
          </table:table-cell>
          <table:table-cell table:style-name="t1.B2" office:value-type="string">
            <text:p text:style-name="P1">Pregunta 12</text:p>
            <text:p text:style-name="P2"/>
            <text:p text:style-name="P13">B</text:p>
            <text:p text:style-name="P12"/>
            <text:p text:style-name="P12">La prueba para efectivamente <text:span text:style-name="T1">final</text:span> es si el modificador <text:span text:style-name="T1">final</text:span> se puede agregar a la variable local y el código aún compila. La variable <text:span text:style-name="T1">monkey</text:span> declarada en la línea 11 no es efectivamente <text:span text:style-name="T1">final</text:span> porque se modifica en la línea 13. Las variables <text:span text:style-name="T1">giraffe</text:span> y <text:span text:style-name="T1">name</text:span> declaradas en las líneas 13 y 14, respectivamente, son efectivamente finales y no se modifican después de que se establecen. La variable <text:span text:style-name="T1">name</text:span> declarada en la línea 17 no es efectivamente <text:span text:style-name="T1">final</text:span> ya que se modifica en la línea 22. Finalmente, la variable <text:span text:style-name="T1">food</text:span> en la línea 18 no es efectivamente <text:span text:style-name="T1">final</text:span> ya que se modifica en la línea 20. </text:p>
          </table:table-cell>
        </table:table-row>
        <text:soft-page-break/>
        <table:table-row table:style-name="t1.1">
          <table:table-cell table:style-name="t1.A2" office:value-type="string">
            <text:p text:style-name="P1">Pregunta 13</text:p>
            <text:p text:style-name="P2"/>
            <text:p text:style-name="P13">D</text:p>
            <text:p text:style-name="P12"/>
            <text:p text:style-name="P12">Hay dos detalles a tener en cuenta en este código. Primero, observe que <text:span text:style-name="T1">RopeSwing</text:span> tiene un inicializador de instancia y no un inicializador estático. Dado que <text:span text:style-name="T1">RopeSwing</text:span> nunca se construye, el inicializador de instancia no se ejecuta. El otro detalle es que <text:span text:style-name="T3">length</text:span> es estático. Los cambios de cualquier objeto actualizan esta variable estática común. </text:p>
            <text:p text:style-name="P14"/>
          </table:table-cell>
          <table:table-cell table:style-name="t1.B2" office:value-type="string">
            <text:p text:style-name="P1">Pregunta 14</text:p>
            <text:p text:style-name="P2"/>
            <text:p text:style-name="P15">E</text:p>
            <text:p text:style-name="P12"/>
            <text:p text:style-name="P12">Si una variable es <text:span text:style-name="T1">static final</text:span>, debe establecerse exactamente una vez, y debe ser en la línea de declaración o en un bloque de inicialización estático. La línea 4 no compila porque <text:span text:style-name="T1">bench</text:span> no se establece en ninguna de estas ubicaciones. La línea 15 no compila porque no se permite que las variables <text:span text:style-name="T1">final</text:span> se establezcan después de ese punto. La línea 11 no compila porque <text:span text:style-name="T1">name</text:span> se establece dos veces: una vez en la declaración y otra vez en el bloque estático. La línea 12 no compila porque rightRope también se establece dos veces. Ambos están en bloques de inicialización estática.</text:p>
          </table:table-cell>
        </table:table-row>
        <table:table-row table:style-name="t1.1">
          <table:table-cell table:style-name="t1.A2" office:value-type="string">
            <text:p text:style-name="P1">Pregunta 15</text:p>
            <text:p text:style-name="P2"/>
            <text:p text:style-name="P16">B</text:p>
            <text:p text:style-name="P14"/>
            <text:p text:style-name="P14"><text:s/>Las dos formas válidas de hacer esto son <text:s/><text:span text:style-name="T1">import static java.util.Collections.*;</text:span> <text:s/>e <text:s/><text:span text:style-name="T1">import static java.util.Collections.sort;</text:span>. La opción A es incorrecta porque solo se puede hacer una importación estática en miembros estáticos. Las clases como <text:span text:style-name="T3">Collections</text:span> requieren una importación regular. La opción C no tiene sentido, ya que los parámetros del método no tienen cabida en una importación. Las opciones D, E y F intentan engañarlo para que invierta la sintaxis de <text:span text:style-name="T1">import static</text:span>.</text:p>
          </table:table-cell>
          <table:table-cell table:style-name="t1.B2" office:value-type="string">
            <text:p text:style-name="P1">Pregunta 16</text:p>
            <text:p text:style-name="P2"/>
            <text:p text:style-name="P16">E</text:p>
            <text:p text:style-name="P14"/>
            <text:p text:style-name="P14">El argumento en la línea 17 es un <text:span text:style-name="T1">short</text:span>. Se puede promover a un int, por lo que se invoca <text:span text:style-name="T1">print()</text:span> en la línea 5. El argumento en la línea 18 es un booleano. Se puede convertir automáticamente a un Booleano, por lo que se invoca <text:span text:style-name="T1">print()</text:span> en la línea 11. El argumento en la línea 19 es un <text:span text:style-name="T1">double</text:span>. Se puede convertir automáticamente a un <text:span text:style-name="T1">Double</text:span>, por lo que se invoca <text:span text:style-name="T1">print()</text:span> en la línea 11. Por lo tanto, la salida es int-Object-Object-</text:p>
          </table:table-cell>
        </table:table-row>
        <table:table-row table:style-name="t1.9">
          <table:table-cell table:style-name="t1.A2" office:value-type="string">
            <text:p text:style-name="P1">Pregunta 17</text:p>
            <text:p text:style-name="P2"/>
            <text:p text:style-name="P17">B</text:p>
            <text:p text:style-name="P17"/>
            <text:p text:style-name="P17">Dado que Java es de paso por valor y la variable en la línea 8 nunca se reasigna, permanece como 9. En el método <text:span text:style-name="T1">square</text:span>, <text:span text:style-name="T1">x</text:span> comienza como 9. El valor de y se convierte en 81, y luego x se establece en -1. La línea 9 sí establece el resultado en 81. Sin embargo, estamos imprimiendo el valor, y eso sigue siendo 9, lo que hace que la opción B sea correcta.</text:p>
          </table:table-cell>
          <table:table-cell table:style-name="t1.B2" office:value-type="string">
            <text:p text:style-name="P1">Pregunta 18</text:p>
            <text:p text:style-name="P2"/>
            <text:p text:style-name="P17">B, D, E</text:p>
            <text:p text:style-name="P17"/>
            <text:p text:style-name="P17">Dado que Java es de paso por valor, asignar un nuevo objeto a a no cambia la persona que llama. Llamar a <text:span text:style-name="T1">append()</text:span> sí afecta a la persona que llama porque tanto el parámetro del método como la persona que llama tienen una referencia al mismo objeto. Finalmente, devolver un valor sí pasa la referencia a la persona que llama para la asignación a s3. Por estas razones, las opciones B, D y E son correctas.</text:p>
          </table:table-cell>
        </table:table-row>
        <table:table-row table:style-name="t1.1">
          <table:table-cell table:style-name="t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"><text:soft-page-break/>Pregunta 19</text:p>
            <text:p text:style-name="P2"/>
            <text:p text:style-name="P17">B, C, E</text:p>
            <text:p text:style-name="P14"/>
            <text:p text:style-name="P14">La variable <text:span text:style-name="T1">value1</text:span> es una variable de instancia <text:span text:style-name="T1">final</text:span>. Se puede establecer solo una vez: en la declaración de la variable, un inicializador de instancia o un constructor. La opción A no compila porque la variable final ya se estableció en la declaración. La variable <text:span text:style-name="T1">value2</text:span> es una variable estática. Tanto los inicializadores de instancia como los estáticos pueden acceder a variables estáticas, lo que hace que las opciones B y E sean correctas. La variable <text:span text:style-name="T1">value3</text:span> es una variable de instancia. Las opciones D y F no compilan porque un inicializador estático no tiene acceso a las variables de instancia.</text:p>
          </table:table-cell>
          <table:table-cell table:style-name="t1.B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"><text:soft-page-break/>Pregunta 20</text:p>
            <text:p text:style-name="P2"/>
            <text:p text:style-name="P18">A, E</text:p>
            <text:p text:style-name="P14"/>
            <text:p text:style-name="P14"><text:span text:style-name="T4">El parámetro 100 es un </text:span><text:span text:style-name="T5">int</text:span><text:span text:style-name="T4"> y por lo tanto llama al método </text:span><text:span text:style-name="T1">int</text:span><text:span text:style-name="T4"> coincidente, lo que hace que la opción A sea correcta. Cuando se elimina este método, Java busca el siguiente constructor más específico. Java prefiere el </text:span><text:span text:style-name="T6">autoboxing</text:span><text:span text:style-name="T4"> a </text:span><text:span text:style-name="T6">varargs</text:span><text:span text:style-name="T4">, por lo que elige el constructor </text:span><text:span text:style-name="T5">Integer</text:span><text:span text:style-name="T4">. El parámetro 100L es un </text:span><text:span text:style-name="T5">long</text:span><text:span text:style-name="T4">. Dado que no se puede convertir a un tipo más pequeño, se convierte automáticamente en un </text:span><text:span text:style-name="T5">Long</text:span><text:span text:style-name="T4"> y luego se llama al método para </text:span><text:span text:style-name="T5">Object</text:span><text:span text:style-name="T4">, lo que hace que la opción E sea correcta.</text:span></text:p>
          </table:table-cell>
        </table:table-row>
        <table:table-row table:style-name="t1.1">
          <table:table-cell table:style-name="t1.A2" office:value-type="string">
            <text:p text:style-name="P19"/>
          </table:table-cell>
          <table:table-cell table:style-name="t1.B2" office:value-type="string">
            <text:p text:style-name="P1">Pregunta 21</text:p>
            <text:p text:style-name="P2"/>
            <text:p text:style-name="P18">B, D</text:p>
            <text:p text:style-name="P18"/>
            <text:p text:style-name="P18">La opción A es incorrecta porque tiene la misma lista de parámetros de tipos y, por lo tanto, la misma firma que el método original. Las opciones B y D son sobrecargas de métodos válidas porque los tipos de parámetros en la lista cambian. Al sobrecargar métodos, el tipo de retorno y los modificadores de acceso no necesitan ser los mismos. Las opciones C y E son incorrectas porque el nombre del método es diferente. Las opciones F y G no compilan. Puede haber como máximo un parámetro varargs, y debe ser el último elemento de la lista de parámetros.</text:p>
          </table:table-cell>
        </table:table-row>
      </table:table>
      <text:p text:style-name="Standard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5-01T19:57:22.721000000</dc:date>
    <meta:editing-duration>PT6H10M51S</meta:editing-duration>
    <meta:editing-cycles>12</meta:editing-cycles>
    <meta:generator>LibreOffice/24.8.6.2$Windows_X86_64 LibreOffice_project/6d98ba145e9a8a39fc57bcc76981d1fb1316c60c</meta:generator>
    <meta:document-statistic meta:table-count="1" meta:image-count="0" meta:object-count="0" meta:page-count="4" meta:paragraph-count="65" meta:word-count="1950" meta:character-count="10832" meta:non-whitespace-character-count="8940"/>
  </office:meta>
</office:document-meta>
</file>